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355cm" fo:min-width="2.914cm"/>
    </style:style>
    <style:style style:name="gr2" style:family="graphic" style:parent-style-name="standard">
      <style:graphic-properties draw:textarea-horizontal-align="justify" draw:textarea-vertical-align="middle" draw:auto-grow-height="false" fo:min-height="2.355cm" fo:min-width="2.914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1.02cm"/>
    </style:style>
    <style:style style:name="gr5" style:family="graphic" style:parent-style-name="standard">
      <style:graphic-properties draw:stroke="none" svg:stroke-color="#000000" draw:fill="none" draw:fill-color="#ffffff" fo:min-height="1.147cm"/>
    </style:style>
    <style:style style:name="gr6"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stroke="none" svg:stroke-color="#000000" draw:fill="none" draw:fill-color="#ffffff" fo:min-height="9.919cm"/>
    </style:style>
    <style:style style:name="gr9" style:family="graphic" style:parent-style-name="standard">
      <style:graphic-properties draw:marker-start="Arrow" draw:marker-start-width="0.3cm" draw:marker-end="Arrow" draw:marker-end-width="0.3cm"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5" draw:id="id5" draw:layer="layout" svg:width="4.826cm" svg:height="3.683cm" svg:x="12.6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4.826cm" svg:height="3.683cm" svg:x="14.716cm" svg:y="6.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4.826cm" svg:height="3.683cm" svg:x="9.128cm" svg:y="1.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 draw:id="id1" draw:layer="layout" svg:width="4.826cm" svg:height="3.683cm" svg:x="1.508cm" svg:y="11.795cm">
          <text:p text:style-name="P1">happ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4.826cm" svg:height="3.683cm" svg:x="2.144cm" svg:y="5.064cm">
          <text:p text:style-name="P1">Excited</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9.509cm" svg:y1="4.302cm" svg:x2="6.334cm" svg:y2="5.572cm">
          <text:p/>
        </draw:line>
        <draw:line draw:style-name="gr3" draw:text-style-name="P2" draw:layer="layout" svg:x1="6.588cm" svg:y1="7.858cm" svg:x2="13.319cm" svg:y2="14.335cm">
          <text:p/>
        </draw:line>
        <draw:line draw:style-name="gr3" draw:text-style-name="P2" draw:layer="layout" svg:x1="15.351cm" svg:y1="7.477cm" svg:x2="13.446cm" svg:y2="4.556cm">
          <text:p/>
        </draw:line>
        <draw:frame draw:style-name="gr4" draw:text-style-name="P3" draw:layer="layout" svg:width="3.556cm" svg:height="1.27cm" svg:x="9.636cm" svg:y="2.778cm">
          <draw:text-box>
            <text:p>angry</text:p>
          </draw:text-box>
        </draw:frame>
        <draw:frame draw:style-name="gr5" draw:text-style-name="P3" draw:layer="layout" svg:width="3.683cm" svg:height="1.397cm" svg:x="15.224cm" svg:y="7.985cm">
          <draw:text-box>
            <text:p>lonely</text:p>
          </draw:text-box>
        </draw:frame>
        <draw:frame draw:style-name="gr6" draw:text-style-name="P3" draw:layer="layout" svg:width="3.495cm" svg:height="0.802cm" svg:x="13.634cm" svg:y="15.659cm">
          <draw:text-box>
            <text:p>Exhausted</text:p>
          </draw:text-box>
        </draw:frame>
        <draw:line draw:style-name="gr3" draw:text-style-name="P2" draw:layer="layout" svg:x1="13.065cm" svg:y1="4.81cm" svg:x2="14.843cm" svg:y2="7.985cm">
          <text:p/>
        </draw:line>
        <draw:connector draw:style-name="gr7" draw:text-style-name="P2" draw:layer="layout" draw:type="curve" svg:x1="5.628cm" svg:y1="14.939cm" svg:x2="2.214cm" svg:y2="14.939cm" draw:start-shape="id1" draw:start-glue-point="9" draw:end-shape="id1" draw:end-glue-point="7" svg:d="M5628 14939c0 1560-3414 1560-3414 0" svg:viewBox="0 0 3415 1171">
          <text:p/>
        </draw:connector>
        <draw:connector draw:style-name="gr7" draw:text-style-name="P2" draw:layer="layout" draw:type="curve" svg:x1="2.85cm" svg:y1="8.208cm" svg:x2="2.144cm" svg:y2="6.905cm" draw:start-shape="id2" draw:start-glue-point="7" draw:end-shape="id2" draw:end-glue-point="6" svg:d="M2850 8208c0 1560-604 1301-968 585s-489-1888 262-1888" svg:viewBox="0 0 1258 2454">
          <text:p/>
        </draw:connector>
        <draw:connector draw:style-name="gr7" draw:text-style-name="P2" draw:layer="layout" draw:type="curve" svg:x1="9.128cm" svg:y1="3.222cm" svg:x2="9.834cm" svg:y2="1.92cm" draw:start-shape="id3" draw:start-glue-point="6" draw:end-shape="id3" draw:end-glue-point="5" svg:d="M9128 3222c-751 0-626-1172-262-1888s968-975 968 586" svg:viewBox="0 0 1258 2454">
          <text:p/>
        </draw:connector>
        <draw:connector draw:style-name="gr7" draw:text-style-name="P2" draw:layer="layout" draw:type="curve" svg:x1="17.129cm" svg:y1="6.842cm" svg:x2="18.836cm" svg:y2="7.381cm" draw:start-shape="id4" draw:start-glue-point="4" draw:end-shape="id4" draw:end-glue-point="11" svg:d="M17129 6842c0-753 1707-1022 1707 539" svg:viewBox="0 0 1708 1141">
          <text:p/>
        </draw:connector>
        <draw:connector draw:style-name="gr7" draw:text-style-name="P2" draw:layer="layout" draw:type="curve" svg:x1="17.51cm" svg:y1="15.541cm" svg:x2="15.097cm" svg:y2="17.383cm" draw:start-shape="id5" draw:start-glue-point="10" draw:end-shape="id5" draw:end-glue-point="8" svg:d="M17510 15541c753 0 627 1172-164 1820s-2249 773-2249 22" svg:viewBox="0 0 2916 2358">
          <text:p/>
        </draw:connector>
        <draw:frame draw:style-name="gr8" draw:text-style-name="P3" draw:layer="layout" svg:width="19.463cm" svg:height="10.169cm" svg:x="1.127cm" svg:y="18.136cm">
          <draw:text-box>
            <text:p>The cat (Pickles) would start in the happy state, hopefully. With an equal chance of getting excited, lonely, or angry. If pickles get excited then pickles will eventually get exhausted. You are able to give pickles a treat. If pickles is given a treat while happy, there is a 35% chance he will get excited, a 55% chance that he will stay happy, and a 10% chance that he gets angry (cause he got a stomach ache) if you give him a treat while he is excited, there is a 80% chance he will stay excited, a 15% chance he will go down to being happy, and a 5% chance that he gets angry for the same reason as before. Otherwise excited pickles will eventually just be happy pickles, and if continued to be left alone, will eventually become lonely. If pickles is excited for too long, he will become exhausted, in which case he will not respond to snacks or do anything but be exhausted until he is left alone for a certain amount of time. If Lonely pickles is given a treat while lonely there is a 90% chance he will become happy and a 10% chance that he stays lonely. If pickles is lonely for too long he will eventually get angry. If pickles is angry then he will stay angry or get sad until you're able to give him treats and he is happy or excited again. Giving pickles treats while angry provides a 15% chance of making him happy, 5% chance of making him excited, and a 80% chance of him continuing to be angry. </text:p>
          </draw:text-box>
        </draw:frame>
        <draw:line draw:style-name="gr9" draw:text-style-name="P1" draw:layer="layout" svg:x1="5.699cm" svg:y1="12.303cm" svg:x2="9.763cm" svg:y2="4.556cm">
          <text:p/>
        </draw:line>
        <draw:line draw:style-name="gr9" draw:text-style-name="P1" draw:layer="layout" svg:x1="5.699cm" svg:y1="12.43cm" svg:x2="14.716cm" svg:y2="8.62cm">
          <text:p/>
        </draw:line>
        <draw:line draw:style-name="gr9" draw:text-style-name="P1" draw:layer="layout" svg:x1="4.556cm" svg:y1="8.747cm" svg:x2="3.921cm" svg:y2="11.795cm">
          <text:p/>
        </draw:line>
        <draw:line draw:style-name="gr9" draw:text-style-name="P1" draw:layer="layout" svg:x1="6.334cm" svg:y1="13.446cm" svg:x2="12.684cm" svg:y2="15.732cm">
          <text:p/>
        </draw:line>
        <draw:line draw:style-name="gr9" draw:text-style-name="P1" draw:layer="layout" svg:x1="11.414cm" svg:y1="5.064cm" svg:x2="14.97cm" svg:y2="13.82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22:31:45.534000000</meta:creation-date>
    <dc:date>2015-11-03T22:53:31.345000000</dc:date>
    <meta:editing-duration>PT1M33S</meta:editing-duration>
    <meta:editing-cycles>1</meta:editing-cycles>
    <meta:document-statistic meta:object-count="23"/>
    <meta:generator>LibreOffice/5.0.1.2$Windows_x86 LibreOffice_project/81898c9f5c0d43f3473ba111d7b351050be20261</meta:generator>
  </office:meta>
</office:document-meta>
</file>